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Base.endEle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dlerBase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dlerBase.startElement( String name , AttributeList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dlerBase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dlerBase.warning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dlerBase.resolveEntity(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Base.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dlerBase.characters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dlerBase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dlerBase.fatal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Base.notationDecl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dlerBase.ignorableWhitespace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dlerBase.unparsedEntityDecl( String name , String publicId , String systemId , String not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dlerBase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